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56mm"/>
    </style:style>
    <style:style style:name="co3" style:family="table-column">
      <style:table-column-properties fo:break-before="auto" style:column-width="112.45mm"/>
    </style:style>
    <style:style style:name="co4" style:family="table-column">
      <style:table-column-properties fo:break-before="auto" style:column-width="105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9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90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area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area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ráctica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4])" office:value-type="float" office:value="100" calcext:value-type="float">
            <text:p>100</text:p>
          </table:table-cell>
          <table:table-cell/>
          <table:table-cell office:value-type="string" calcext:value-type="string">
            <text:p>proyect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formula="of:=SUM([.E1:.E5])" office:value-type="float" office:value="100" calcext:value-type="float">
            <text:p>100</text:p>
          </table:table-cell>
        </table:table-row>
      </table:table>
      <table:table table:name="Actividade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 calcext:value-type="string">
            <text:p>Mapa conceptual introducción a los tipos de datos y a las estructuras de datos</text:p>
          </table:table-cell>
          <table:table-cell table:style-name="ce1" office:value-type="string" calcext:value-type="string">
            <text:p>Exposicioes arreglos</text:p>
          </table:table-cell>
          <table:table-cell table:style-name="ce1" office:value-type="string" calcext:value-type="string">
            <text:p>Datos primitivos (práctica áulica)</text:p>
          </table:table-cell>
          <table:table-cell table:style-name="ce1" office:value-type="string" calcext:value-type="string">
            <text:p>Practica arrglos bidimensonales (calificaciones)</text:p>
          </table:table-cell>
          <table:table-cell table:style-name="ce1" office:value-type="string" calcext:value-type="string">
            <text:p>Arreglos bidimensionales</text:p>
          </table:table-cell>
          <table:table-cell table:style-name="ce1" office:value-type="string" calcext:value-type="string">
            <text:p>Arreglos tridimensionales</text:p>
          </table:table-cell>
          <table:table-cell table:style-name="ce1" office:value-type="string" calcext:value-type="string">
            <text:p>Arreglo de registros con arreglo (Nuevo)</text:p>
          </table:table-cell>
          <table:table-cell table:style-name="ce1" office:value-type="string" calcext:value-type="string">
            <text:p>Arreglos de registros con arreglos</text:p>
          </table:table-cell>
          <table:table-cell table:style-name="ce1" office:value-type="string" calcext:value-type="string">
            <text:p>Implementación de algoritmos de ordenamiento</text:p>
          </table:table-cell>
          <table:table-cell table:style-name="ce1" office:value-type="string" calcext:value-type="string">
            <text:p>Examen</text:p>
          </table:table-cell>
          <table:table-cell table:style-name="ce1" office:value-type="string" calcext:value-type="string">
            <text:p>Lista Simple Enlazada</text:p>
          </table:table-cell>
        </table:table-row>
        <table:table-row table:style-name="ro1">
          <table:table-cell/>
          <table:table-cell office:value-type="string" calcext:value-type="string">
            <text:p>01 217898914 AVENDAÑO GARCIA ITZEL GUADALUPE IDMM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2 217898922 CARRILLO MERCADER ALEXA IDMM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3 217856162 CASTILLO NUÑO JOSUE ALEJANDRO IDMM</text:p>
          </table:table-cell>
          <table:table-cell table:number-columns-repeated="11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04 217856189 ESTRADA DE LOS SANTOS LAURA ELENA IDMM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05 211628605 GARCIA LOPEZ BRYAN ISMAEL IDMM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06 213636567 GOMEZ REYES JOSE FERNANDO IDMM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7 217898949 GONZALEZ CRUZ MIGUEL ANGEL IDMM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08 211503721 LOPEZ MARTINEZ EDUARDO SALVADOR IDMM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09 214684751 TABARES CASTRO DAVID ALONSO IDMM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10 217856197 VARGAS REYES JESUS IDMM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number-columns-repeated="4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 214403884 VAZQUEZ GARCIA LUIS FERNANDO IDMM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</table:table-row>
      </table:table>
      <table:table table:name="Asistencia" table:style-name="ta1">
        <table:table-column table:style-name="co4" table:default-cell-style-name="ce4"/>
        <table:table-column table:style-name="co1" table:number-columns-repeated="3" table:default-cell-style-name="ce4"/>
        <table:table-row table:style-name="ro1" table:number-rows-repeated="6">
          <table:table-cell table:style-name="Default"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Estudiante</text:p>
          </table:table-cell>
          <table:table-cell office:value-type="string" calcext:value-type="string">
            <text:p>Agosto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1 217898914 AVENDAÑO GARCIA ITZEL GUADALUPE IDMM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2 217898922 CARRILLO MERCADER ALEXA IDMM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3 217856162 CASTILLO NUÑO JOSUE ALEJANDRO IDMM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4 217856189 ESTRADA DE LOS SANTOS LAURA ELENA IDMM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5 211628605 GARCIA LOPEZ BRYAN ISMAEL IDMM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6 213636567 GOMEZ REYES JOSE FERNANDO IDMM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7 217898949 GONZALEZ CRUZ MIGUEL ANGEL IDMM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8 211503721 LOPEZ MARTINEZ EDUARDO SALVADOR IDMM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9 214684751 TABARES CASTRO DAVID ALONSO IDMM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10 217856197 VARGAS REYES JESUS IDMM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11 214403884 VAZQUEZ GARCIA LUIS FERNANDO IDMM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 style:data-style-name="N2" text:time-value="16:21:52.1562644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09:18:56.787228840</meta:creation-date>
    <dc:date>2018-11-07T17:15:03.808558340</dc:date>
    <meta:editing-duration>PT12H1M41S</meta:editing-duration>
    <meta:editing-cycles>25</meta:editing-cycles>
    <meta:generator>LibreOffice/5.1.6.2$Linux_X86_64 LibreOffice_project/10m0$Build-2</meta:generator>
    <meta:document-statistic meta:table-count="3" meta:cell-count="156" meta:object-count="0"/>
  </office:meta>
</office:document-meta>
</file>